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5ba33"/>
    </style:style>
    <style:style style:name="P2" style:family="paragraph" style:parent-style-name="Standard">
      <style:text-properties officeooo:paragraph-rsid="001663d7"/>
    </style:style>
    <style:style style:name="P3" style:family="paragraph" style:parent-style-name="Text_20_body">
      <style:text-properties officeooo:rsid="001663d7" officeooo:paragraph-rsid="001663d7"/>
    </style:style>
    <style:style style:name="P4" style:family="paragraph" style:parent-style-name="Standard">
      <style:text-properties officeooo:rsid="001663d7" officeooo:paragraph-rsid="001663d7"/>
    </style:style>
    <style:style style:name="P5" style:family="paragraph" style:parent-style-name="Subtitle">
      <style:text-properties officeooo:rsid="0015ba33" officeooo:paragraph-rsid="0015ba33"/>
    </style:style>
    <style:style style:name="P6" style:family="paragraph" style:parent-style-name="Standard">
      <style:text-properties officeooo:paragraph-rsid="001988c3"/>
    </style:style>
    <style:style style:name="P7" style:family="paragraph" style:parent-style-name="Standard">
      <style:text-properties officeooo:paragraph-rsid="001a4bf8"/>
    </style:style>
    <style:style style:name="P8" style:family="paragraph" style:parent-style-name="Standard">
      <style:text-properties officeooo:rsid="001caf57" officeooo:paragraph-rsid="001caf57"/>
    </style:style>
    <style:style style:name="P9" style:family="paragraph" style:parent-style-name="Heading_20_1">
      <style:text-properties officeooo:paragraph-rsid="0015ba33"/>
    </style:style>
    <style:style style:name="P10" style:family="paragraph" style:parent-style-name="Heading_20_1">
      <style:text-properties officeooo:rsid="001640d1" officeooo:paragraph-rsid="001640d1"/>
    </style:style>
    <style:style style:name="P11" style:family="paragraph" style:parent-style-name="Heading_20_1">
      <style:text-properties officeooo:paragraph-rsid="001df328"/>
    </style:style>
    <style:style style:name="P12" style:family="paragraph" style:parent-style-name="Heading_20_3">
      <style:text-properties officeooo:paragraph-rsid="001640d1"/>
    </style:style>
    <style:style style:name="P13" style:family="paragraph" style:parent-style-name="Heading_20_3">
      <style:text-properties officeooo:paragraph-rsid="001663d7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15ba33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officeooo:paragraph-rsid="001c0ee6"/>
    </style:style>
    <style:style style:name="P18" style:family="paragraph" style:parent-style-name="Standard" style:list-style-name="L2">
      <style:text-properties officeooo:paragraph-rsid="001a4bf8"/>
    </style:style>
    <style:style style:name="P19" style:family="paragraph" style:parent-style-name="Standard" style:list-style-name="L2">
      <style:text-properties officeooo:rsid="001c0ee6" officeooo:paragraph-rsid="001c0ee6"/>
    </style:style>
    <style:style style:name="P20" style:family="paragraph" style:parent-style-name="Standard" style:list-style-name="L2">
      <style:text-properties officeooo:rsid="001b7967" officeooo:paragraph-rsid="001bb93a"/>
    </style:style>
    <style:style style:name="P21" style:family="paragraph" style:parent-style-name="Standard" style:list-style-name="L3">
      <style:text-properties officeooo:rsid="001663d7" officeooo:paragraph-rsid="001663d7"/>
    </style:style>
    <style:style style:name="P22" style:family="paragraph" style:parent-style-name="Standard" style:list-style-name="L3">
      <style:text-properties officeooo:rsid="001663d7" officeooo:paragraph-rsid="0028e41b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bf8" style:font-weight-asian="bold" style:font-weight-complex="bold"/>
    </style:style>
    <style:style style:name="T4" style:family="text">
      <style:text-properties officeooo:rsid="001640d1"/>
    </style:style>
    <style:style style:name="T5" style:family="text">
      <style:text-properties officeooo:rsid="001663d7"/>
    </style:style>
    <style:style style:name="T6" style:family="text">
      <style:text-properties officeooo:rsid="0018970a"/>
    </style:style>
    <style:style style:name="T7" style:family="text">
      <style:text-properties officeooo:rsid="001a4bf8"/>
    </style:style>
    <style:style style:name="T8" style:family="text">
      <style:text-properties officeooo:rsid="001bb93a"/>
    </style:style>
    <style:style style:name="T9" style:family="text">
      <style:text-properties officeooo:rsid="001c0ee6"/>
    </style:style>
    <style:style style:name="T10" style:family="text">
      <style:text-properties officeooo:rsid="001d813b"/>
    </style:style>
    <style:style style:name="T11" style:family="text">
      <style:text-properties officeooo:rsid="0025e6e0"/>
    </style:style>
    <style:style style:name="T12" style:family="text">
      <style:text-properties officeooo:rsid="00291100"/>
    </style:style>
    <style:style style:name="T13" style:family="text">
      <style:text-properties officeooo:rsid="002976e9"/>
    </style:style>
    <style:style style:name="T14" style:family="text">
      <style:text-properties officeooo:rsid="002a9da0"/>
    </style:style>
    <style:style style:name="T15" style:family="text">
      <style:text-properties officeooo:rsid="002cac9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5">A project to store and manage music metadata.</text:p>
      <text:h text:style-name="P9" text:outline-level="1" text:is-list-header="true"><text:span text:style-name="T1">Project</text:span> Requirements </text:h>
      <text:list text:style-name="L1">
        <text:list-item>
          <text:p text:style-name="P15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14"><text:span text:style-name="T2">Edit Artist Name:</text:span> As a user, you should be able to edit an artist's name to accommodate instances where artists have multiple aliases.</text:p>
        </text:list-item>
        <text:list-item>
          <text:p text:style-name="P14"><text:span text:style-name="T2">Fetch Artist Tracks:</text:span> As a user, you should be able to fetch all tracks associated with a specific artist.</text:p>
        </text:list-item>
        <text:list-item>
          <text:p text:style-name="P14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h text:style-name="P10" text:outline-level="1" text:is-list-header="true"><text:span text:style-name="T6">Possible</text:span> Solution </text:h>
      <text:h text:style-name="P12" text:outline-level="3" text:is-list-header="true">Phase 1: <text:s/><text:span text:style-name="T4">Backend</text:span></text:h>
      <text:p text:style-name="Standard"><text:span text:style-name="T4"><text:tab/>We are going to create following APIs</text:span><text:line-break/></text:p>
      <text:list text:style-name="L2">
        <text:list-item>
          <text:p text:style-name="P16">Get /<text:span text:style-name="T4">track</text:span> <text:s text:c="2"/>// To get list of all <text:span text:style-name="T4">tracks</text:span> <text:span text:style-name="T4">or filter using query </text:span></text:p>
        </text:list-item>
        <text:list-item>
          <text:p text:style-name="P16">Get /<text:span text:style-name="T4">track</text:span>/{id} <text:s/>//To get <text:span text:style-name="T4">track</text:span> by id</text:p>
        </text:list-item>
        <text:list-item>
          <text:p text:style-name="P16">Post /<text:span text:style-name="T4">track</text:span> <text:s/>// To create a new <text:span text:style-name="T4">track</text:span></text:p>
        </text:list-item>
        <text:list-item>
          <text:p text:style-name="P16">Patch /<text:span text:style-name="T4">track/</text:span>{id} // To edit <text:span text:style-name="T4">track metadata</text:span></text:p>
        </text:list-item>
        <text:list-item>
          <text:p text:style-name="P16"/>
        </text:list-item>
        <text:list-item>
          <text:p text:style-name="P16">Get /artist // To get a list of artist<text:span text:style-name="T4"> or filter using query </text:span></text:p>
        </text:list-item>
        <text:list-item>
          <text:p text:style-name="P16">Get /artist/{id} // To get a list of artist by id<text:tab/></text:p>
        </text:list-item>
        <text:list-item>
          <text:p text:style-name="P16">Post /artist <text:s/>// To create a<text:span text:style-name="T4">n</text:span> artist</text:p>
        </text:list-item>
        <text:list-item>
          <text:p text:style-name="P16">Patch /artist <text:s/>// To update a<text:span text:style-name="T4">n</text:span> artist</text:p>
        </text:list-item>
        <text:list-item>
          <text:p text:style-name="P19">Get /artist/<text:span text:style-name="T10">aotd</text:span> // To get a artist of the day</text:p>
        </text:list-item>
        <text:list-item>
          <text:p text:style-name="P17">Get /artist/{id}/<text:span text:style-name="T9">tracks</text:span> // To get <text:span text:style-name="T9">all tracks of a</text:span> artist by id</text:p>
        </text:list-item>
        <text:list-item>
          <text:p text:style-name="P16"/>
        </text:list-item>
        <text:list-item>
          <text:p text:style-name="P20">Patch /alias/{<text:span text:style-name="T7">artist</text:span><text:span text:style-name="T8">_</text:span>id}add/{<text:span text:style-name="T8">name</text:span>} to add a alias</text:p>
        </text:list-item>
        <text:list-item>
          <text:p text:style-name="P20">Patch /alias/remove/{<text:span text:style-name="T8">id</text:span>} to remove a alias <text:span text:style-name="T8">by id</text:span></text:p>
        </text:list-item>
        <text:list-item>
          <text:p text:style-name="P18"/>
        </text:list-item>
        <text:list-item>
          <text:p text:style-name="P18">Patch /<text:span text:style-name="T7">collab</text:span>/{<text:span text:style-name="T7">track_</text:span>id}/add/{<text:span text:style-name="T7">artist_</text:span>id} // To add a musicians to a <text:span text:style-name="T15">track</text:span></text:p>
        </text:list-item>
        <text:list-item>
          <text:p text:style-name="P18">Patch /<text:span text:style-name="T3">collab</text:span>/{<text:span text:style-name="T7">track_</text:span>id}/add/{<text:span text:style-name="T7">artist_</text:span>id} // To remove a musicians from a <text:span text:style-name="T15">track</text:span></text:p>
        </text:list-item>
      </text:list>
      <text:p text:style-name="P7"/>
      <text:p text:style-name="Standard"/>
      <text:h text:style-name="P13" text:outline-level="3" text:is-list-header="true">Phase <text:span text:style-name="T5">2</text:span>: <text:s/><text:span text:style-name="T5">Frontend</text:span></text:h>
      <text:p text:style-name="Standard"><text:span text:style-name="T4"><text:tab/>We are going to create following </text:span><text:span text:style-name="T5">pages</text:span></text:p>
      <text:p text:style-name="P2"/>
      <text:list text:style-name="L3">
        <text:list-item>
          <text:p text:style-name="P21">Home Page: Artist of the day and links to following pages :</text:p>
        </text:list-item>
        <text:list-item>
          <text:p text:style-name="P22">Track Table View: A search bar, <text:s/>A list of tracks</text:p>
        </text:list-item>
        <text:list-item>
          <text:p text:style-name="P21">Track <text:span text:style-name="T14">Add/</text:span>Edit View: <text:s/>A page to edit/<text:span text:style-name="T12">add</text:span> a track</text:p>
        </text:list-item>
        <text:list-item>
          <text:p text:style-name="P22"><text:soft-page-break/>Artists Table A search bar, <text:s/>View: A list of artists</text:p>
        </text:list-item>
        <text:list-item>
          <text:p text:style-name="P21">Artist <text:span text:style-name="T14">Add/</text:span>Edit View: A page to edit/<text:span text:style-name="T13">add</text:span> artist<text:line-break/></text:p>
        </text:list-item>
      </text:list>
      <text:p text:style-name="P1"/>
      <text:h text:style-name="P11" text:outline-level="1" text:is-list-header="true">Other Considerations:<text:line-break/></text:h>
      <text:p text:style-name="P8"/>
      <text:p text:style-name="P6"/>
      <text:h text:style-name="Heading_20_1" text:outline-level="1" text:is-list-header="true">Software Stack <text:span text:style-name="T5">&amp; Requirements</text:span></text:h>
      <text:h text:style-name="Heading_20_3" text:outline-level="3" text:is-list-header="true">Backend </text:h>
      <text:p text:style-name="P3">Language: Java 17<text:line-break/>Framework: Spring Boot<text:line-break/>Database: MySQL</text:p>
      <text:p text:style-name="P3"/>
      <text:h text:style-name="P13" text:outline-level="3" text:is-list-header="true">Frontend </text:h>
      <text:p text:style-name="P4">Language: TypeScript</text:p>
      <text:p text:style-name="P4">Framework: Angular </text:p>
      <text:p text:style-name="P2"/>
      <text:h text:style-name="Heading_20_3" text:outline-level="3" text:is-list-header="true">Other Tools</text:h>
      <text:p text:style-name="P3">Version Management: Git</text:p>
      <text:h text:style-name="Heading_20_1" text:outline-level="1" text:is-list-header="true">Future Improvements </text:h>
      <text:p text:style-name="Standard"><text:span text:style-name="T11">1</text:span>. Albums</text:p>
      <text:p text:style-name="Standard"><text:span text:style-name="T11">2</text:span>. Band Members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20T23:42:25.151000000</dc:date>
    <meta:editing-duration>PT9H25M22S</meta:editing-duration>
    <meta:editing-cycles>13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46" meta:word-count="409" meta:character-count="2207" meta:non-whitespace-character-count="1842"/>
  </office:meta>
</office:document-meta>
</file>